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2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fill="none" draw:fill-color="#ffffff" draw:textarea-horizontal-align="left" draw:textarea-vertical-align="middle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26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125cm" draw:marker-end-width="0.1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Gentium Plus'" style:font-style-name="Regular" style:font-pitch="variable" fo:font-size="8pt" style:font-size-asian="18pt" style:font-size-complex="18pt"/>
    </style:style>
    <style:style style:name="P3" style:family="paragraph">
      <style:paragraph-properties fo:line-height="75%" fo:text-align="center"/>
    </style:style>
    <style:style style:name="P4" style:family="paragraph">
      <style:paragraph-properties fo:text-align="center"/>
      <style:text-properties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P5" style:family="paragraph">
      <style:paragraph-properties fo:text-align="center"/>
      <style:text-properties fo:font-family="'Gentium Plus'" style:font-pitch="variable" fo:font-size="8pt" style:font-size-asian="18pt" style:font-size-complex="1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family="'Gentium Plus'" style:font-style-name="Regular" style:font-pitch="variable" fo:font-size="8pt" style:font-size-asian="18pt" style:font-size-complex="18pt"/>
    </style:style>
    <style:style style:name="P9" style:family="paragraph">
      <style:text-properties fo:font-family="'Gentium Plus'" style:font-pitch="variable" fo:font-size="21pt" style:font-size-asian="21pt" style:font-size-complex="21pt"/>
    </style:style>
    <style:style style:name="P10" style:family="paragraph">
      <style:paragraph-properties fo:line-height="75%" fo:text-align="center"/>
      <style:text-properties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Gentium Plus'" style:font-pitch="variable" fo:font-size="8pt" style:font-size-asian="8pt" style:font-size-complex="8pt"/>
    </style:style>
    <style:style style:name="P13" style:family="paragraph">
      <style:paragraph-properties fo:text-align="center"/>
      <style:text-properties fo:font-family="'Gentium Plus'" style:font-pitch="variable" fo:font-size="8pt" style:font-size-asian="8pt" style:font-size-complex="8pt"/>
    </style:style>
    <style:style style:name="P14" style:family="paragraph">
      <style:paragraph-properties fo:text-align="center"/>
      <style:text-properties fo:font-size="8pt"/>
    </style:style>
    <style:style style:name="P15" style:family="paragraph">
      <style:paragraph-properties fo:line-height="75%" fo:text-align="center"/>
      <style:text-properties fo:font-size="8pt"/>
    </style:style>
    <style:style style:name="T1" style:family="text">
      <style:text-properties fo:font-family="'Gentium Plus'" style:font-style-name="Regular" style:font-pitch="variable" fo:font-size="8pt" style:font-size-asian="18pt" style:font-size-complex="18pt"/>
    </style:style>
    <style:style style:name="T2" style:family="text">
      <style:text-properties fo:font-family="'Gentium Plus'" style:font-style-name="Regular" style:font-pitch="variable" fo:font-size="8pt" fo:font-style="normal" style:font-size-asian="18pt" style:font-style-asian="normal" style:font-size-complex="18pt" style:font-style-complex="normal"/>
    </style:style>
    <style:style style:name="T3" style:family="text">
      <style:text-properties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4" style:family="text">
      <style:text-properties style:text-position="-33% 58%"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5" style:family="text">
      <style:text-properties style:text-position="sub 67%" fo:font-family="'Gentium Plus'" style:font-style-name="Regular" style:font-pitch="variable" fo:font-size="8pt" style:font-size-asian="18pt" style:font-size-complex="18pt"/>
    </style:style>
    <style:style style:name="T6" style:family="text">
      <style:text-properties style:text-position="-33% 67%" fo:font-family="'Gentium Plus'" style:font-style-name="Regular" style:font-pitch="variable" fo:font-size="8pt" style:font-size-asian="18pt" style:font-size-complex="18pt"/>
    </style:style>
    <style:style style:name="T7" style:family="text">
      <style:text-properties style:text-position="0% 100%" fo:font-family="'Gentium Plus'" style:font-style-name="Regular" style:font-pitch="variable" fo:font-size="8pt" style:font-size-asian="18pt" style:font-size-complex="18pt"/>
    </style:style>
    <style:style style:name="T8" style:family="text">
      <style:text-properties fo:font-family="'Gentium Plus'" style:font-pitch="variable" fo:font-size="21pt" style:font-size-asian="21pt" style:font-size-complex="21pt"/>
    </style:style>
    <style:style style:name="T9" style:family="text">
      <style:text-properties style:text-position="-33% 67%"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10" style:family="text">
      <style:text-properties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-33% 67%"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12" style:family="text">
      <style:text-properties fo:font-family="'Gentium Plus'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ster" draw:style-name="dp1" draw:master-page-name="Default">
        <draw:custom-shape draw:style-name="gr1" draw:text-style-name="P2" xml:id="id13" draw:id="id13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2" draw:id="id12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0" draw:id="id10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2cm" svg:height="1.437cm" svg:x="2.001cm" svg:y="10.1cm">
          <text:p text:style-name="P1"><text:span text:style-name="T1">GPCP 1DD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" draw:id="id3" draw:layer="layout" svg:width="3.2cm" svg:height="1.437cm" svg:x="2.001cm" svg:y="14.2cm">
          <text:p text:style-name="P1"><text:span text:style-name="T1">GPCP 2.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" draw:id="id2" draw:layer="layout" svg:width="2.8cm" svg:height="1.1cm" svg:x="11.101cm" svg:y="10.263cm">
          <text:p text:style-name="P1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0.819cm" svg:x2="11.101cm" svg:y2="10.813cm" draw:start-shape="id1" draw:start-glue-point="7" draw:end-shape="id2" draw:end-glue-point="3" svg:d="m5201 10819 5900-6" svg:viewBox="0 0 5901 7">
          <text:p/>
        </draw:connector>
        <draw:custom-shape draw:style-name="gr1" draw:text-style-name="P2" xml:id="id14" draw:id="id14" draw:layer="layout" svg:width="4.25cm" svg:height="2.1cm" svg:x="22.807cm" svg:y="6.538cm">
          <text:p text:style-name="P1"><text:span text:style-name="T1">Centroids (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4.25cm" svg:height="2.1cm" svg:x="22.807cm" svg:y="7.238cm">
          <text:p text:style-name="P1"><text:span text:style-name="T1">Precipitation distribution (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2.8cm" svg:height="1.1cm" svg:x="15.564cm" svg:y="9.164cm">
          <text:p text:style-name="P3"><text:span text:style-name="T3">f</text:span><text:span text:style-name="T4">i</text:span><text:span text:style-name="T1">, </text:span><text:span text:style-name="T3">p</text:span><text:span text:style-name="T4">i</text:span><text:span text:style-name="T1">, </text:span><text:span text:style-name="T3">P</text:span><text:span text:style-name="T1"> (1997/8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8cm" svg:height="1.1cm" svg:x="11.102cm" svg:y="14.364cm">
          <text:p text:style-name="P1"><text:span text:style-name="T2">monthly</text:span><text:span text:style-name="T3"> P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4.919cm" svg:x2="11.102cm" svg:y2="14.914cm" draw:start-shape="id3" draw:start-glue-point="7" draw:end-shape="id4" draw:end-glue-point="3" svg:d="m5201 14919 5901-5" svg:viewBox="0 0 5902 6">
          <text:p/>
        </draw:connector>
        <draw:custom-shape draw:style-name="gr1" draw:text-style-name="P4" xml:id="id8" draw:id="id8" draw:layer="layout" svg:width="2.8cm" svg:height="1.1cm" svg:x="15.565cm" svg:y="13.264cm">
          <text:p text:style-name="P1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4.25cm" svg:height="2.1cm" svg:x="22.808cm" svg:y="9.7cm">
          <text:p text:style-name="P1"><text:span text:style-name="T1">Reconstruction (Fig. 3, Fig. 4, ED Fig. 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2cm" svg:height="1.437cm" svg:x="2.001cm" svg:y="16.2cm">
          <text:p text:style-name="P1"><text:span text:style-name="T1">ERA-Interim </text:span><text:span text:style-name="T3">ω</text:span><text:span text:style-name="T5">500</text:span><text:span text:style-name="T1">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6" draw:id="id6" draw:layer="layout" svg:width="2.8cm" svg:height="1.1cm" svg:x="11.065cm" svg:y="16.365cm">
          <text:p text:style-name="P1"><text:span text:style-name="T1">monthly </text:span><text:span text:style-name="T3">ω</text:span><text:span text:style-name="T5">500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5cm" svg:height="2.1cm" svg:x="22.808cm" svg:y="15.866cm">
          <text:p text:style-name="P1"><text:span text:style-name="T1">Changes in </text:span><text:span text:style-name="T3">f</text:span><text:span text:style-name="T6">1</text:span><text:span text:style-name="T1"> and </text:span><text:span text:style-name="T3">ω</text:span><text:span text:style-name="T6">500</text:span><text:span text:style-name="T7"> (ED Fig. 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201cm" svg:y1="16.919cm" svg:x2="11.065cm" svg:y2="16.915cm" draw:start-shape="id5" draw:start-glue-point="7" draw:end-shape="id6" draw:end-glue-point="3" svg:d="m5201 16919 5864-4" svg:viewBox="0 0 5865 5">
          <text:p/>
        </draw:connector>
        <draw:connector draw:style-name="gr2" draw:text-style-name="P6" draw:layer="layout" svg:x1="13.865cm" svg:y1="16.915cm" svg:x2="22.808cm" svg:y2="16.916cm" draw:start-shape="id6" draw:start-glue-point="1" draw:end-shape="id7" draw:end-glue-point="6" svg:d="m13865 16915h4472v1h4471" svg:viewBox="0 0 8944 2">
          <text:p/>
        </draw:connector>
        <draw:custom-shape draw:style-name="gr1" draw:text-style-name="P2" xml:id="id9" draw:id="id9" draw:layer="layout" svg:width="4.25cm" svg:height="2.1cm" svg:x="22.808cm" svg:y="12.776cm">
          <text:p text:style-name="P1"><text:span text:style-name="T1">Geographical distribution (ED 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365cm" svg:y1="13.814cm" svg:x2="22.808cm" svg:y2="13.826cm" draw:start-shape="id8" draw:start-glue-point="1" draw:end-shape="id9" draw:end-glue-point="6" svg:d="m18365 13814 4443 12" svg:viewBox="0 0 4444 13">
          <text:p/>
        </draw:connector>
        <draw:custom-shape draw:style-name="gr1" draw:text-style-name="P2" xml:id="id11" draw:id="id11" draw:layer="layout" svg:width="4.25cm" svg:height="2.1cm" svg:x="22.85cm" svg:y="4.45cm">
          <text:p text:style-name="P1"><text:span text:style-name="T1">Time-series of regime frequency (ED 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9cm" svg:y1="5.512cm" svg:x2="22.85cm" svg:y2="5.5cm" draw:start-shape="id10" draw:start-glue-point="1" draw:end-shape="id11" draw:end-glue-point="6" svg:d="m13900 5512 8950-12" svg:viewBox="0 0 8951 13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12" draw:start-glue-point="7" draw:end-shape="id10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13" draw:start-glue-point="7" draw:end-shape="id10" draw:end-glue-point="3" svg:d="m5200 4282 5900 1230" svg:viewBox="0 0 5901 1231">
          <text:p/>
        </draw:connector>
        <draw:connector draw:style-name="gr2" draw:text-style-name="P2" draw:layer="layout" draw:type="line" svg:x1="5.2cm" svg:y1="6.119cm" svg:x2="22.807cm" svg:y2="7.588cm" draw:start-shape="id12" draw:start-glue-point="7" draw:end-shape="id14" draw:end-glue-point="6" svg:d="m5200 6119 17607 1469" svg:viewBox="0 0 17608 1470">
          <text:p/>
        </draw:connector>
        <draw:connector draw:style-name="gr2" draw:text-style-name="P2" draw:layer="layout" draw:type="line" svg:x1="13.9cm" svg:y1="5.512cm" svg:x2="22.807cm" svg:y2="8.288cm" draw:start-shape="id10" draw:start-glue-point="1" draw:end-shape="id15" draw:end-glue-point="6" svg:d="m13900 5512 8907 2776" svg:viewBox="0 0 8908 2777">
          <text:p/>
        </draw:connector>
        <draw:connector draw:style-name="gr2" draw:text-style-name="P2" draw:layer="layout" draw:type="line" svg:x1="13.901cm" svg:y1="10.813cm" svg:x2="22.807cm" svg:y2="8.288cm" draw:start-shape="id2" draw:start-glue-point="1" draw:end-shape="id15" draw:end-glue-point="6" svg:d="m13901 10813 8906-2525" svg:viewBox="0 0 8907 2526">
          <text:p/>
        </draw:connector>
        <draw:connector draw:style-name="gr2" draw:text-style-name="P2" draw:layer="layout" draw:type="line" svg:x1="13.901cm" svg:y1="10.813cm" svg:x2="15.564cm" svg:y2="9.714cm" draw:start-shape="id2" draw:start-glue-point="1" draw:end-shape="id16" draw:end-glue-point="3" svg:d="m13901 10813 1663-1099" svg:viewBox="0 0 1664 1100">
          <text:p/>
        </draw:connector>
        <draw:connector draw:style-name="gr2" draw:text-style-name="P2" draw:layer="layout" draw:type="line" svg:x1="13.9cm" svg:y1="5.512cm" svg:x2="15.564cm" svg:y2="9.714cm" draw:start-shape="id10" draw:start-glue-point="1" draw:end-shape="id16" draw:end-glue-point="3" svg:d="m13900 5512 1664 4202" svg:viewBox="0 0 1665 4203">
          <text:p/>
        </draw:connector>
        <draw:connector draw:style-name="gr2" draw:text-style-name="P2" draw:layer="layout" draw:type="line" svg:x1="13.9cm" svg:y1="5.512cm" svg:x2="15.565cm" svg:y2="13.814cm" draw:start-shape="id10" draw:end-shape="id8" draw:end-glue-point="3" svg:d="m13900 5512 1665 8302" svg:viewBox="0 0 1666 8303">
          <text:p/>
        </draw:connector>
        <draw:connector draw:style-name="gr2" draw:text-style-name="P2" draw:layer="layout" draw:type="line" svg:x1="13.902cm" svg:y1="14.914cm" svg:x2="15.565cm" svg:y2="13.814cm" draw:start-shape="id4" draw:start-glue-point="1" draw:end-shape="id8" draw:end-glue-point="3" svg:d="m13902 14914 1663-1100" svg:viewBox="0 0 1664 1101">
          <text:p/>
        </draw:connector>
        <draw:connector draw:style-name="gr2" draw:text-style-name="P2" draw:layer="layout" draw:type="line" svg:x1="18.365cm" svg:y1="13.814cm" svg:x2="22.808cm" svg:y2="10.75cm" draw:start-shape="id8" draw:start-glue-point="1" draw:end-shape="id17" svg:d="m18365 13814 4443-3064" svg:viewBox="0 0 4444 3065">
          <text:p/>
        </draw:connector>
        <draw:connector draw:style-name="gr2" draw:text-style-name="P2" draw:layer="layout" draw:type="line" svg:x1="18.364cm" svg:y1="9.714cm" svg:x2="22.808cm" svg:y2="10.75cm" draw:start-shape="id16" draw:start-glue-point="1" draw:end-shape="id17" draw:end-glue-point="6" svg:d="m18364 9714 4444 1036" svg:viewBox="0 0 4445 1037">
          <text:p/>
        </draw:connector>
        <draw:connector draw:style-name="gr2" draw:text-style-name="P2" draw:layer="layout" draw:type="line" svg:x1="13.9cm" svg:y1="5.512cm" svg:x2="22.808cm" svg:y2="16.916cm" draw:start-shape="id10" draw:start-glue-point="1" draw:end-shape="id7" svg:d="m13900 5512 8908 11404" svg:viewBox="0 0 8909 11405">
          <text:p/>
        </draw:connector>
        <draw:frame draw:style-name="gr5" draw:text-style-name="P9" draw:layer="layout" svg:width="7.643cm" svg:height="1.385cm" svg:x="3.745cm" svg:y="1.5cm">
          <draw:text-box>
            <text:p><text:span text:style-name="T8">Data flow for all figures</text:span></text:p>
          </draw:text-box>
        </draw:frame>
        <draw:custom-shape draw:style-name="gr1" draw:text-style-name="P2" draw:layer="layout" svg:width="3.2cm" svg:height="1.437cm" svg:x="2.001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8" draw:id="id18" draw:layer="layout" svg:width="2.8cm" svg:height="1.1cm" svg:x="11.101cm" svg:y="8.263cm">
          <text:p text:style-name="P1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8.819cm" svg:x2="11.101cm" svg:y2="8.813cm" draw:end-shape="id18" draw:end-glue-point="3" svg:d="m5201 8819 5900-6" svg:viewBox="0 0 5901 7">
          <text:p/>
        </draw:connector>
        <draw:connector draw:style-name="gr2" draw:text-style-name="P2" draw:layer="layout" draw:type="line" svg:x1="12.501cm" svg:y1="9.363cm" svg:x2="12.501cm" svg:y2="10.263cm" draw:start-shape="id18" draw:start-glue-point="2" draw:end-shape="id2" svg:d="m12501 9363v900" svg:viewBox="0 0 1 901">
          <text:p/>
        </draw:connector>
        <draw:custom-shape draw:style-name="gr1" draw:text-style-name="P2" xml:id="id19" draw:id="id19" draw:layer="layout" svg:width="3.2cm" svg:height="1.437cm" svg:x="2.001cm" svg:y="12.201cm">
          <text:p text:style-name="P1"><text:span text:style-name="T1"><text:s/></text:span><text:span text:style-name="T1">TRMM 3A25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0" draw:id="id20" draw:layer="layout" svg:width="2.8cm" svg:height="1.1cm" svg:x="11.102cm" svg:y="12.364cm">
          <text:p text:style-name="P1"><text:span text:style-name="T2">monthly</text:span><text:span text:style-name="T3"> f</text:span><text:span text:style-name="T9">r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2.919cm" svg:x2="11.102cm" svg:y2="12.914cm" draw:start-shape="id19" draw:end-shape="id20" draw:end-glue-point="3" svg:d="m5201 12919 5901-5" svg:viewBox="0 0 5902 6">
          <text:p/>
        </draw:connector>
        <draw:connector draw:style-name="gr2" draw:text-style-name="P2" draw:layer="layout" draw:type="line" svg:x1="13.902cm" svg:y1="12.914cm" svg:x2="22.808cm" svg:y2="10.75cm" draw:start-shape="id20" draw:start-glue-point="1" draw:end-shape="id17" draw:end-glue-point="6" svg:d="m13902 12914 8906-2164" svg:viewBox="0 0 8907 2165">
          <text:p/>
        </draw:connector>
      </draw:page>
      <draw:page draw:name="page2" draw:style-name="dp1" draw:master-page-name="Default">
        <draw:custom-shape draw:style-name="gr1" draw:text-style-name="P2" xml:id="id21" draw:id="id21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2" draw:id="id22" draw:layer="layout" svg:width="4.25cm" svg:height="2.1cm" svg:x="22.807cm" svg:y="6.538cm">
          <text:p text:style-name="P1"><text:span text:style-name="T1">Centroids (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22.807cm" svg:y2="7.588cm" draw:start-shape="id21" draw:start-glue-point="7" draw:end-shape="id22" draw:end-glue-point="6" svg:d="m5200 6119 17607 1469" svg:viewBox="0 0 17608 1470">
          <text:p/>
        </draw:connector>
        <draw:frame draw:style-name="gr5" draw:text-style-name="P9" draw:layer="layout" svg:width="6.233cm" svg:height="1.385cm" svg:x="3.745cm" svg:y="1.5cm">
          <draw:text-box>
            <text:p><text:span text:style-name="T8">Data flow for Fig. 1</text:span></text:p>
          </draw:text-box>
        </draw:frame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xml:id="id25" draw:id="id25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3" draw:id="id23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4" draw:id="id24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2.8cm" svg:height="1.1cm" svg:x="11.101cm" svg:y="10.263cm">
          <text:p text:style-name="P1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4.25cm" svg:height="2.1cm" svg:x="22.807cm" svg:y="7.238cm">
          <text:p text:style-name="P1"><text:span text:style-name="T1">Precipitation distribution (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23" draw:start-glue-point="7" draw:end-shape="id24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25" draw:start-glue-point="7" draw:end-shape="id24" draw:end-glue-point="3" svg:d="m5200 4282 5900 1230" svg:viewBox="0 0 5901 1231">
          <text:p/>
        </draw:connector>
        <draw:connector draw:style-name="gr2" draw:text-style-name="P2" draw:layer="layout" draw:type="line" svg:x1="13.9cm" svg:y1="5.512cm" svg:x2="22.807cm" svg:y2="8.288cm" draw:start-shape="id24" draw:start-glue-point="1" draw:end-shape="id26" draw:end-glue-point="6" svg:d="m13900 5512 8907 2776" svg:viewBox="0 0 8908 2777">
          <text:p/>
        </draw:connector>
        <draw:connector draw:style-name="gr2" draw:text-style-name="P2" draw:layer="layout" draw:type="line" svg:x1="13.901cm" svg:y1="10.813cm" svg:x2="22.807cm" svg:y2="8.288cm" draw:start-shape="id27" draw:start-glue-point="1" draw:end-shape="id26" draw:end-glue-point="6" svg:d="m13901 10813 8906-2525" svg:viewBox="0 0 8907 2526">
          <text:p/>
        </draw:connector>
        <draw:frame draw:style-name="gr5" draw:text-style-name="P9" draw:layer="layout" svg:width="6.233cm" svg:height="1.385cm" svg:x="3.745cm" svg:y="1.5cm">
          <draw:text-box>
            <text:p><text:span text:style-name="T8">Data flow for Fig. 2</text:span></text:p>
          </draw:text-box>
        </draw:frame>
        <draw:custom-shape draw:style-name="gr1" draw:text-style-name="P2" draw:layer="layout" svg:width="3.2cm" svg:height="1.437cm" svg:x="2.001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8" draw:id="id28" draw:layer="layout" svg:width="2.8cm" svg:height="1.1cm" svg:x="11.101cm" svg:y="8.263cm">
          <text:p text:style-name="P1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8.819cm" svg:x2="11.101cm" svg:y2="8.813cm" draw:end-shape="id28" draw:end-glue-point="3" svg:d="m5201 8819 5900-6" svg:viewBox="0 0 5901 7">
          <text:p/>
        </draw:connector>
        <draw:connector draw:style-name="gr2" draw:text-style-name="P2" draw:layer="layout" draw:type="line" svg:x1="12.501cm" svg:y1="9.363cm" svg:x2="12.501cm" svg:y2="10.263cm" draw:start-shape="id28" draw:start-glue-point="2" draw:end-shape="id27" svg:d="m12501 9363v900" svg:viewBox="0 0 1 901">
          <text:p/>
        </draw:connector>
      </draw:page>
      <draw:page draw:name="page4" draw:style-name="dp1" draw:master-page-name="Default">
        <draw:custom-shape draw:style-name="gr1" draw:text-style-name="P2" xml:id="id35" draw:id="id35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3" draw:id="id33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4" draw:id="id34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2cm" svg:height="1.437cm" svg:x="2.001cm" svg:y="10.1cm">
          <text:p text:style-name="P1"><text:span text:style-name="T1">GPCP 1DD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1" draw:id="id31" draw:layer="layout" svg:width="3.2cm" svg:height="1.437cm" svg:x="2.001cm" svg:y="14.2cm">
          <text:p text:style-name="P1"><text:span text:style-name="T1">GPCP 2.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0" draw:id="id30" draw:layer="layout" svg:width="2.8cm" svg:height="1.1cm" svg:x="11.101cm" svg:y="10.263cm">
          <text:p text:style-name="P1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0.819cm" svg:x2="11.101cm" svg:y2="10.813cm" draw:start-shape="id29" draw:start-glue-point="7" draw:end-shape="id30" draw:end-glue-point="3" svg:d="m5201 10819 5900-6" svg:viewBox="0 0 5901 7">
          <text:p/>
        </draw:connector>
        <draw:custom-shape draw:style-name="gr1" draw:text-style-name="P10" xml:id="id36" draw:id="id36" draw:layer="layout" svg:width="2.8cm" svg:height="1.1cm" svg:x="15.564cm" svg:y="9.164cm">
          <text:p text:style-name="P3"><text:span text:style-name="T3">f</text:span><text:span text:style-name="T4">i</text:span><text:span text:style-name="T1">, </text:span><text:span text:style-name="T3">p</text:span><text:span text:style-name="T4">i</text:span><text:span text:style-name="T1">, </text:span><text:span text:style-name="T3">P</text:span><text:span text:style-name="T1"> (1997/8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2.8cm" svg:height="1.1cm" svg:x="11.102cm" svg:y="14.364cm">
          <text:p text:style-name="P1"><text:span text:style-name="T2">monthly</text:span><text:span text:style-name="T3"> P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4.919cm" svg:x2="11.102cm" svg:y2="14.914cm" draw:start-shape="id31" draw:start-glue-point="7" draw:end-shape="id32" draw:end-glue-point="3" svg:d="m5201 14919 5901-5" svg:viewBox="0 0 5902 6">
          <text:p/>
        </draw:connector>
        <draw:custom-shape draw:style-name="gr1" draw:text-style-name="P4" xml:id="id37" draw:id="id37" draw:layer="layout" svg:width="2.8cm" svg:height="1.1cm" svg:x="15.565cm" svg:y="13.264cm">
          <text:p text:style-name="P1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8" draw:id="id38" draw:layer="layout" svg:width="4.25cm" svg:height="2.1cm" svg:x="22.808cm" svg:y="9.7cm">
          <text:p text:style-name="P1"><text:span text:style-name="T1">Reconstruction (Fig. 3, Fig. 4, ED Fig. 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33" draw:start-glue-point="7" draw:end-shape="id34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35" draw:start-glue-point="7" draw:end-shape="id34" draw:end-glue-point="3" svg:d="m5200 4282 5900 1230" svg:viewBox="0 0 5901 1231">
          <text:p/>
        </draw:connector>
        <draw:connector draw:style-name="gr2" draw:text-style-name="P2" draw:layer="layout" draw:type="line" svg:x1="13.901cm" svg:y1="10.813cm" svg:x2="15.564cm" svg:y2="9.714cm" draw:start-shape="id30" draw:start-glue-point="1" draw:end-shape="id36" draw:end-glue-point="3" svg:d="m13901 10813 1663-1099" svg:viewBox="0 0 1664 1100">
          <text:p/>
        </draw:connector>
        <draw:connector draw:style-name="gr2" draw:text-style-name="P2" draw:layer="layout" draw:type="line" svg:x1="13.9cm" svg:y1="5.512cm" svg:x2="15.564cm" svg:y2="9.714cm" draw:start-shape="id34" draw:start-glue-point="1" draw:end-shape="id36" draw:end-glue-point="3" svg:d="m13900 5512 1664 4202" svg:viewBox="0 0 1665 4203">
          <text:p/>
        </draw:connector>
        <draw:connector draw:style-name="gr2" draw:text-style-name="P2" draw:layer="layout" draw:type="line" svg:x1="13.9cm" svg:y1="5.512cm" svg:x2="15.565cm" svg:y2="13.814cm" draw:start-shape="id34" draw:end-shape="id37" draw:end-glue-point="3" svg:d="m13900 5512 1665 8302" svg:viewBox="0 0 1666 8303">
          <text:p/>
        </draw:connector>
        <draw:connector draw:style-name="gr2" draw:text-style-name="P2" draw:layer="layout" draw:type="line" svg:x1="13.902cm" svg:y1="14.914cm" svg:x2="15.565cm" svg:y2="13.814cm" draw:start-shape="id32" draw:start-glue-point="1" draw:end-shape="id37" draw:end-glue-point="3" svg:d="m13902 14914 1663-1100" svg:viewBox="0 0 1664 1101">
          <text:p/>
        </draw:connector>
        <draw:connector draw:style-name="gr2" draw:text-style-name="P2" draw:layer="layout" draw:type="line" svg:x1="18.365cm" svg:y1="13.814cm" svg:x2="22.808cm" svg:y2="10.75cm" draw:start-shape="id37" draw:start-glue-point="1" draw:end-shape="id38" svg:d="m18365 13814 4443-3064" svg:viewBox="0 0 4444 3065">
          <text:p/>
        </draw:connector>
        <draw:connector draw:style-name="gr2" draw:text-style-name="P2" draw:layer="layout" draw:type="line" svg:x1="18.364cm" svg:y1="9.714cm" svg:x2="22.808cm" svg:y2="10.75cm" draw:start-shape="id36" draw:start-glue-point="1" draw:end-shape="id38" draw:end-glue-point="6" svg:d="m18364 9714 4444 1036" svg:viewBox="0 0 4445 1037">
          <text:p/>
        </draw:connector>
        <draw:frame draw:style-name="gr5" draw:text-style-name="P9" draw:layer="layout" svg:width="10.107cm" svg:height="1.385cm" svg:x="3.745cm" svg:y="1.5cm">
          <draw:text-box>
            <text:p><text:span text:style-name="T8">Data flow for Figs. 3, 4, ED Fig. 3</text:span></text:p>
          </draw:text-box>
        </draw:frame>
        <draw:custom-shape draw:style-name="gr1" draw:text-style-name="P2" draw:layer="layout" svg:width="3.2cm" svg:height="1.437cm" svg:x="2.001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9" draw:id="id39" draw:layer="layout" svg:width="2.8cm" svg:height="1.1cm" svg:x="11.101cm" svg:y="8.263cm">
          <text:p text:style-name="P1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8.819cm" svg:x2="11.101cm" svg:y2="8.813cm" draw:end-shape="id39" draw:end-glue-point="3" svg:d="m5201 8819 5900-6" svg:viewBox="0 0 5901 7">
          <text:p/>
        </draw:connector>
        <draw:connector draw:style-name="gr2" draw:text-style-name="P2" draw:layer="layout" draw:type="line" svg:x1="12.501cm" svg:y1="9.363cm" svg:x2="12.501cm" svg:y2="10.263cm" draw:start-shape="id39" draw:start-glue-point="2" draw:end-shape="id30" svg:d="m12501 9363v900" svg:viewBox="0 0 1 901">
          <text:p/>
        </draw:connector>
        <draw:custom-shape draw:style-name="gr1" draw:text-style-name="P2" xml:id="id40" draw:id="id40" draw:layer="layout" svg:width="3.2cm" svg:height="1.437cm" svg:x="2.001cm" svg:y="12.201cm">
          <text:p text:style-name="P1"><text:span text:style-name="T1"><text:s/></text:span><text:span text:style-name="T1">TRMM 3A25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1" draw:id="id41" draw:layer="layout" svg:width="2.8cm" svg:height="1.1cm" svg:x="11.102cm" svg:y="12.364cm">
          <text:p text:style-name="P1"><text:span text:style-name="T2">monthly</text:span><text:span text:style-name="T3"> </text:span><text:span text:style-name="T10">f</text:span><text:span text:style-name="T11">r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2.919cm" svg:x2="11.102cm" svg:y2="12.914cm" draw:start-shape="id40" draw:end-shape="id41" draw:end-glue-point="3" svg:d="m5201 12919 5901-5" svg:viewBox="0 0 5902 6">
          <text:p/>
        </draw:connector>
        <draw:connector draw:style-name="gr2" draw:text-style-name="P2" draw:layer="layout" draw:type="line" svg:x1="13.902cm" svg:y1="12.914cm" svg:x2="22.808cm" svg:y2="10.75cm" draw:start-shape="id41" draw:start-glue-point="1" draw:end-shape="id38" draw:end-glue-point="6" svg:d="m13902 12914 8906-2164" svg:viewBox="0 0 8907 2165">
          <text:p/>
        </draw:connector>
      </draw:page>
      <draw:page draw:name="page5" draw:style-name="dp1" draw:master-page-name="Default">
        <draw:custom-shape draw:style-name="gr1" draw:text-style-name="P2" xml:id="id46" draw:id="id46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4" draw:id="id44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5" draw:id="id45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2" draw:id="id42" draw:layer="layout" svg:width="2.8cm" svg:height="1.1cm" svg:x="15.565cm" svg:y="13.264cm">
          <text:p text:style-name="P1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3" draw:id="id43" draw:layer="layout" svg:width="4.25cm" svg:height="2.1cm" svg:x="22.808cm" svg:y="12.776cm">
          <text:p text:style-name="P1"><text:span text:style-name="T1">Geographical distribution (ED 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365cm" svg:y1="13.814cm" svg:x2="22.808cm" svg:y2="13.826cm" draw:start-shape="id42" draw:start-glue-point="1" draw:end-shape="id43" draw:end-glue-point="6" svg:d="m18365 13814 4443 12" svg:viewBox="0 0 4444 13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44" draw:start-glue-point="7" draw:end-shape="id45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46" draw:start-glue-point="7" draw:end-shape="id45" draw:end-glue-point="3" svg:d="m5200 4282 5900 1230" svg:viewBox="0 0 5901 1231">
          <text:p/>
        </draw:connector>
        <draw:connector draw:style-name="gr2" draw:text-style-name="P2" draw:layer="layout" draw:type="line" svg:x1="13.9cm" svg:y1="5.512cm" svg:x2="15.565cm" svg:y2="13.814cm" draw:start-shape="id45" draw:end-shape="id42" draw:end-glue-point="3" svg:d="m13900 5512 1665 8302" svg:viewBox="0 0 1666 8303">
          <text:p/>
        </draw:connector>
        <draw:frame draw:style-name="gr5" draw:text-style-name="P9" draw:layer="layout" svg:width="7.207cm" svg:height="1.385cm" svg:x="3.745cm" svg:y="1.5cm">
          <draw:text-box>
            <text:p><text:span text:style-name="T8">Data flow for ED Fig. 1</text:span></text:p>
          </draw:text-box>
        </draw:fram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" draw:text-style-name="P2" xml:id="id50" draw:id="id50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9" draw:id="id49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7" draw:id="id47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8" draw:id="id48" draw:layer="layout" svg:width="4.25cm" svg:height="2.1cm" svg:x="22.85cm" svg:y="4.45cm">
          <text:p text:style-name="P1"><text:span text:style-name="T1">Time-series of regime frequency (ED 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9cm" svg:y1="5.512cm" svg:x2="22.85cm" svg:y2="5.5cm" draw:start-shape="id47" draw:start-glue-point="1" draw:end-shape="id48" draw:end-glue-point="6" svg:d="m13900 5512 8950-12" svg:viewBox="0 0 8951 13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49" draw:start-glue-point="7" draw:end-shape="id47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50" draw:start-glue-point="7" draw:end-shape="id47" draw:end-glue-point="3" svg:d="m5200 4282 5900 1230" svg:viewBox="0 0 5901 1231">
          <text:p/>
        </draw:connector>
        <draw:frame draw:style-name="gr5" draw:text-style-name="P9" draw:layer="layout" svg:width="7.207cm" svg:height="1.385cm" svg:x="3.745cm" svg:y="1.5cm">
          <draw:text-box>
            <text:p><text:span text:style-name="T8">Data flow for ED Fig. 2</text:span></text:p>
          </draw:text-box>
        </draw:frame>
      </draw:page>
      <draw:page draw:name="page7" draw:style-name="dp1" draw:master-page-name="Default">
        <draw:custom-shape draw:style-name="gr1" draw:text-style-name="P2" xml:id="id56" draw:id="id56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54" draw:id="id54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55" draw:id="id55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1" draw:id="id51" draw:layer="layout" svg:width="3.2cm" svg:height="1.437cm" svg:x="2.001cm" svg:y="16.2cm">
          <text:p text:style-name="P1"><text:span text:style-name="T1">ERA-Interim </text:span><text:span text:style-name="T3">ω</text:span><text:span text:style-name="T5">500</text:span><text:span text:style-name="T1">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52" draw:id="id52" draw:layer="layout" svg:width="2.8cm" svg:height="1.1cm" svg:x="11.065cm" svg:y="16.365cm">
          <text:p text:style-name="P1"><text:span text:style-name="T1">monthly </text:span><text:span text:style-name="T3">ω</text:span><text:span text:style-name="T5">500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3" draw:id="id53" draw:layer="layout" svg:width="4.25cm" svg:height="2.1cm" svg:x="22.808cm" svg:y="15.866cm">
          <text:p text:style-name="P1"><text:span text:style-name="T1">Changes in </text:span><text:span text:style-name="T3">f</text:span><text:span text:style-name="T6">1</text:span><text:span text:style-name="T1"> and </text:span><text:span text:style-name="T3">ω</text:span><text:span text:style-name="T6">500</text:span><text:span text:style-name="T7"> (ED Fig. 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201cm" svg:y1="16.919cm" svg:x2="11.065cm" svg:y2="16.915cm" draw:start-shape="id51" draw:start-glue-point="7" draw:end-shape="id52" draw:end-glue-point="3" svg:d="m5201 16919 5864-4" svg:viewBox="0 0 5865 5">
          <text:p/>
        </draw:connector>
        <draw:connector draw:style-name="gr2" draw:text-style-name="P6" draw:layer="layout" svg:x1="13.865cm" svg:y1="16.915cm" svg:x2="22.808cm" svg:y2="16.916cm" draw:start-shape="id52" draw:start-glue-point="1" draw:end-shape="id53" draw:end-glue-point="6" svg:d="m13865 16915h4472v1h4471" svg:viewBox="0 0 8944 2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54" draw:start-glue-point="7" draw:end-shape="id55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56" draw:start-glue-point="7" draw:end-shape="id55" draw:end-glue-point="3" svg:d="m5200 4282 5900 1230" svg:viewBox="0 0 5901 1231">
          <text:p/>
        </draw:connector>
        <draw:connector draw:style-name="gr2" draw:text-style-name="P2" draw:layer="layout" draw:type="line" svg:x1="13.9cm" svg:y1="5.512cm" svg:x2="22.808cm" svg:y2="16.916cm" draw:start-shape="id55" draw:start-glue-point="1" draw:end-shape="id53" svg:d="m13900 5512 8908 11404" svg:viewBox="0 0 8909 11405">
          <text:p/>
        </draw:connector>
        <draw:frame draw:style-name="gr5" draw:text-style-name="P9" draw:layer="layout" svg:width="7.207cm" svg:height="1.385cm" svg:x="3.745cm" svg:y="1.5cm">
          <draw:text-box>
            <text:p><text:span text:style-name="T8">Data flow for ED Fig. 4</text:span></text:p>
          </draw:text-box>
        </draw:frame>
      </draw:page>
      <draw:page draw:name="page8" draw:style-name="dp1" draw:master-page-name="Default">
        <draw:frame draw:style-name="gr5" draw:text-style-name="P9" draw:layer="layout" svg:width="6.881cm" svg:height="1.385cm" svg:x="3.745cm" svg:y="1.5cm">
          <draw:text-box>
            <text:p><text:span text:style-name="T8">Origin of source data</text:span></text:p>
          </draw:text-box>
        </draw:frame>
        <draw:custom-shape draw:style-name="gr6" draw:text-style-name="P12" draw:layer="layout" svg:width="14.5cm" svg:height="1.35cm" svg:x="5.4cm" svg:y="14.25cm">
          <text:p text:style-name="P11"><text:span text:style-name="T12">downloaded from http://www.esrl.noaa.gov/psd/data/gridded/data.gpcp.html (precip.mon.mean.nc)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12.25cm">
          <text:p text:style-name="P11"><text:span text:style-name="T12">downloaded using download_trmm3a25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10.151cm">
          <text:p text:style-name="P11"><text:span text:style-name="T12">download using download_gpcp1dd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3.607cm">
          <text:p text:style-name="P11"><text:span text:style-name="T12">downloaded using download_isccp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5.438cm">
          <text:p text:style-name="P11"><text:span text:style-name="T12">included here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controls" svg:width="3.2cm" svg:height="1.437cm" svg:x="2.001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1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0.1cm">
          <text:p text:style-name="P1"><text:span text:style-name="T1">GPCP 1DD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4.2cm">
          <text:p text:style-name="P1"><text:span text:style-name="T1">GPCP 2.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6.2cm">
          <text:p text:style-name="P1"><text:span text:style-name="T1">ERA-Interim </text:span><text:span text:style-name="T3">ω</text:span><text:span text:style-name="T5">500</text:span><text:span text:style-name="T1">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2.201cm">
          <text:p text:style-name="P1"><text:span text:style-name="T1"><text:s/></text:span><text:span text:style-name="T1">TRMM 3A25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2" draw:layer="controls" svg:width="14.499cm" svg:height="1.35cm" svg:x="5.402cm" svg:y="8.138cm">
          <text:p text:style-name="P11"><text:span text:style-name="T12">downloaded using download_trmm3b42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controls" svg:width="14.5cm" svg:height="1.35cm" svg:x="5.4cm" svg:y="16.25cm">
          <text:p text:style-name="P11"><text:span text:style-name="T12">downloaded from directly at http://apps.ecmwf.int/datasets/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custom-shape draw:style-name="gr3" draw:text-style-name="P2" draw:layer="layout" svg:width="0.8cm" svg:height="0.45cm" svg:x="16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6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ustom-shape draw:style-name="gr6" draw:text-style-name="P13" draw:layer="layout" svg:width="3.95cm" svg:height="1.9cm" svg:x="7cm" svg:y="4.55cm">
          <text:p text:style-name="P1"><text:span text:style-name="T12">regime_assign.py</text:span></text:p>
          <text:p text:style-name="P1"><text:span text:style-name="T12">regime_assign_3hr.py</text:span></text:p>
          <text:p text:style-name="P1"><text:span text:style-name="T12">regime_netcdf.py</text:span></text:p>
          <draw:enhanced-geometry svg:viewBox="0 0 21600 21600" draw:text-areas="0 ?f0 ?f5 ?f2" draw:type="right-arrow" draw:modifiers="16182.2323462415 3704.15570752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11.951cm">
          <text:p text:style-name="P1"><text:span text:style-name="T12">intp_trmm3a25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18.502cm" svg:y="12.852cm">
          <text:p text:style-name="P1"><text:span text:style-name="T12">reconstruct_longer.py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18.502cm" svg:y="8.753cm">
          <text:p text:style-name="P1"><text:span text:style-name="T12">reconstruct_shorter.py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1.144cm" svg:height="1.385cm" svg:x="3.746cm" svg:y="1.502cm">
          <draw:text-box>
            <text:p><text:span text:style-name="T8">Scripts for each intermediate steps</text:span></text:p>
          </draw:text-box>
        </draw:frame>
        <draw:custom-shape draw:style-name="gr1" draw:text-style-name="P2" draw:layer="layout" svg:width="4.25cm" svg:height="2.1cm" svg:x="22.809cm" svg:y="13.867cm">
          <text:p text:style-name="P1"><text:span text:style-name="T1">All figures and 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6cm" svg:height="1.05cm" svg:x="23.65cm" svg:y="12.7cm">
          <text:p text:style-name="P1"><text:span text:style-name="T12">plots.p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8cm" svg:height="1.1cm" svg:x="11.101cm" svg:y="4.963cm">
          <text:p text:style-name="P14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2cm" svg:y="10.264cm">
          <text:p text:style-name="P14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3cm" svg:y="14.365cm">
          <text:p text:style-name="P14"><text:span text:style-name="T2">monthly</text:span><text:span text:style-name="T3"> P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066cm" svg:y="16.366cm">
          <text:p text:style-name="P14"><text:span text:style-name="T1">monthly </text:span><text:span text:style-name="T3">ω</text:span><text:span text:style-name="T5">500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2cm" svg:y="8.264cm">
          <text:p text:style-name="P14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3cm" svg:y="12.365cm">
          <text:p text:style-name="P14"><text:span text:style-name="T2">monthly</text:span><text:span text:style-name="T3"> f</text:span><text:span text:style-name="T9">r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3.95cm" svg:height="1.9cm" svg:x="7.001cm" svg:y="13.951cm">
          <text:p text:style-name="P1"><text:span text:style-name="T12">intp_gpcp2.2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15.951cm">
          <text:p text:style-name="P1"><text:span text:style-name="T12">intp_omega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7.951cm">
          <text:p text:style-name="P1"><text:span text:style-name="T12">intp_trmm3b42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9.951cm">
          <text:p text:style-name="P1"><text:span text:style-name="T12">masknight_trmm.py</text:span></text:p>
          <text:p text:style-name="P1"><text:span text:style-name="T12">intp_gpcp1dd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0" draw:layer="layout" svg:width="2.8cm" svg:height="1.1cm" svg:x="15.565cm" svg:y="9.164cm">
          <text:p text:style-name="P15"><text:span text:style-name="T3">f</text:span><text:span text:style-name="T4">i</text:span><text:span text:style-name="T1">, </text:span><text:span text:style-name="T3">p</text:span><text:span text:style-name="T4">i</text:span><text:span text:style-name="T1">, </text:span><text:span text:style-name="T3">P</text:span><text:span text:style-name="T1"> (1997/8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15.566cm" svg:y="13.264cm">
          <text:p text:style-name="P14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son Tan</meta:initial-creator>
    <meta:creation-date>2014-07-17T16:36:31</meta:creation-date>
    <dc:date>2015-01-27T11:20:22</dc:date>
    <meta:editing-duration>PT2H13M47S</meta:editing-duration>
    <meta:editing-cycles>25</meta:editing-cycles>
    <meta:generator>LibreOffice/4.0.4.2$Linux_X86_64 LibreOffice_project/400m0$Build-2</meta:generator>
    <dc:creator>Jackson Tan</dc:creator>
    <meta:document-statistic meta:object-count="187"/>
  </office:meta>
</office:document-meta>
</file>